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</text:p>
      <text:p text:style-name="Standard">ChatGPT</text:p>
      <text:p text:style-name="P1">ChatGPT</text:p>
      <text:p text:style-name="Text_20_body">Конечно, вот список тем, которые помогут вам понять, из чего состоит CSS и что нужно изучать для его освоения:</text:p>
      <text:list xml:id="list4342853953763364288" text:style-name="L1">
        <text:list-item>
          <text:p text:style-name="P2"><text:span text:style-name="Strong_20_Emphasis">Основы CSS:</text:span></text:p>
          <text:list>
            <text:list-item>
              <text:p text:style-name="P3">Синтаксис CSS</text:p>
            </text:list-item>
            <text:list-item>
              <text:p text:style-name="P3">Правила и приоритеты CSS</text:p>
            </text:list-item>
            <text:list-item>
              <text:p text:style-name="P3">Каскадность и наследование</text:p>
            </text:list-item>
            <text:list-item>
              <text:p text:style-name="P3">Комментарии в CSS</text:p>
            </text:list-item>
          </text:list>
        </text:list-item>
        <text:list-item>
          <text:p text:style-name="P2"><text:span text:style-name="Strong_20_Emphasis">Селекторы:</text:span></text:p>
          <text:list>
            <text:list-item>
              <text:p text:style-name="P3">Типовые селекторы (элементы, классы, идентификаторы)</text:p>
            </text:list-item>
            <text:list-item>
              <text:p text:style-name="P3">Псевдоклассы и псевдоэлементы</text:p>
            </text:list-item>
            <text:list-item>
              <text:p text:style-name="P3">Сложные и комбинированные селекторы</text:p>
            </text:list-item>
          </text:list>
        </text:list-item>
        <text:list-item>
          <text:p text:style-name="P2"><text:span text:style-name="Strong_20_Emphasis">Свойства и значения:</text:span></text:p>
          <text:list>
            <text:list-item>
              <text:p text:style-name="P3">Оформление текста (шрифты, размеры, цвета)</text:p>
            </text:list-item>
            <text:list-item>
              <text:p text:style-name="P3">Фоны (цвета, изображения, градиенты)</text:p>
            </text:list-item>
            <text:list-item>
              <text:p text:style-name="P3">Границы и обводки</text:p>
            </text:list-item>
            <text:list-item>
              <text:p text:style-name="P3">Позиционирование элементов (плавающие элементы, позиционирование по координатам)</text:p>
            </text:list-item>
          </text:list>
        </text:list-item>
        <text:list-item>
          <text:p text:style-name="P2"><text:span text:style-name="Strong_20_Emphasis">Макетирование и форматирование:</text:span></text:p>
          <text:list>
            <text:list-item>
              <text:p text:style-name="P3">Блочная и строчная модели форматирования</text:p>
            </text:list-item>
            <text:list-item>
              <text:p text:style-name="P3">Flexbox и Grid Layout</text:p>
            </text:list-item>
            <text:list-item>
              <text:p text:style-name="P3">Выравнивание элементов</text:p>
            </text:list-item>
            <text:list-item>
              <text:p text:style-name="P3">Работа с отступами и полями</text:p>
            </text:list-item>
          </text:list>
        </text:list-item>
        <text:list-item>
          <text:p text:style-name="P2"><text:span text:style-name="Strong_20_Emphasis">Работа с изображениями и мультимедиа:</text:span></text:p>
          <text:list>
            <text:list-item>
              <text:p text:style-name="P3">Обработка изображений (ресайз, обрезка, фильтры)</text:p>
            </text:list-item>
            <text:list-item>
              <text:p text:style-name="P3">Видео и аудио веб-элементы</text:p>
            </text:list-item>
            <text:list-item>
              <text:p text:style-name="P3">SVG графика и анимации</text:p>
            </text:list-item>
          </text:list>
        </text:list-item>
        <text:list-item>
          <text:p text:style-name="P2"><text:span text:style-name="Strong_20_Emphasis">Анимация и трансформация:</text:span></text:p>
          <text:list>
            <text:list-item>
              <text:p text:style-name="P3">Плавные переходы и ключевые кадры</text:p>
            </text:list-item>
            <text:list-item>
              <text:p text:style-name="P3">Трансформации (перемещение, вращение, масштабирование)</text:p>
            </text:list-item>
            <text:list-item>
              <text:p text:style-name="P3">Анимация свойств (цвет, размер, прозрачность)</text:p>
            </text:list-item>
          </text:list>
        </text:list-item>
        <text:list-item>
          <text:p text:style-name="P2"><text:span text:style-name="Strong_20_Emphasis">Адаптивный дизайн и медиазапросы:</text:span></text:p>
          <text:list>
            <text:list-item>
              <text:p text:style-name="P3">Медиазапросы и их синтаксис</text:p>
            </text:list-item>
            <text:list-item>
              <text:p text:style-name="P3">Гибкие и адаптивные макеты</text:p>
            </text:list-item>
            <text:list-item>
              <text:p text:style-name="P3">Ретинизация и мобильные устройства</text:p>
            </text:list-item>
          </text:list>
        </text:list-item>
        <text:list-item>
          <text:p text:style-name="P2"><text:span text:style-name="Strong_20_Emphasis">Кроссбраузерная совместимость и вендорные префиксы:</text:span></text:p>
          <text:list>
            <text:list-item>
              <text:p text:style-name="P3">Префиксы для поддержки старых версий браузеров</text:p>
            </text:list-item>
            <text:list-item>
              <text:p text:style-name="P3">Тестирование и отладка CSS кода</text:p>
            </text:list-item>
          </text:list>
        </text:list-item>
        <text:list-item>
          <text:p text:style-name="P2"><text:span text:style-name="Strong_20_Emphasis">Использование инструментов и фреймворков:</text:span></text:p>
          <text:list>
            <text:list-item>
              <text:p text:style-name="P3">Препроцессоры CSS (например, Sass, Less)</text:p>
            </text:list-item>
            <text:list-item>
              <text:p text:style-name="P3">CSS фреймворки (например, Bootstrap, Foundation)</text:p>
            </text:list-item>
            <text:list-item>
              <text:p text:style-name="P3">Инструменты для автоматизации сборки и оптимизации CSS</text:p>
            </text:list-item>
          </text:list>
        </text:list-item>
        <text:list-item>
          <text:p text:style-name="P2"><text:soft-page-break/><text:span text:style-name="Strong_20_Emphasis">Локализация и интернационализация:</text:span></text:p>
          <text:list>
            <text:list-item>
              <text:p text:style-name="P3">Поддержка различных языков и алфавитов</text:p>
            </text:list-item>
            <text:list-item>
              <text:p text:style-name="P3">Адаптация дизайна под различные культурные контексты</text:p>
            </text:list-item>
          </text:list>
        </text:list-item>
        <text:list-item>
          <text:p text:style-name="P2"><text:span text:style-name="Strong_20_Emphasis">Лучшие практики и оптимизация:</text:span></text:p>
          <text:list>
            <text:list-item>
              <text:p text:style-name="P3">Оптимизация производительности CSS</text:p>
            </text:list-item>
            <text:list-item>
              <text:p text:style-name="P3">Минификация и сжатие кода</text:p>
            </text:list-item>
            <text:list-item>
              <text:p text:style-name="P2">Семантический и доступный дизайн</text:p>
            </text:list-item>
          </text:list>
        </text:list-item>
      </text:list>
      <text:p text:style-name="Text_20_body">Этот список позволит вам охватить различные аспекты CSS и стать более компетентным в его использовании для создания стильных и адаптивных веб-страниц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0:49:43.86</dc:date>
    <meta:document-statistic meta:table-count="0" meta:image-count="0" meta:object-count="0" meta:page-count="2" meta:paragraph-count="50" meta:word-count="285" meta:character-count="1929"/>
    <dc:creator>Dima Wide</dc:creator>
    <meta:user-defined meta:name="Info 1"/>
    <meta:user-defined meta:name="Info 2"/>
    <meta:user-defined meta:name="Info 3"/>
    <meta:user-defined meta:name="Info 4"/>
  </office:meta>
</office:document-meta>
</file>